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signed by Trusted Person.</text:p>
      <text:p text:style-name="Standard"/>
      <text:p text:style-name="Standard">Signature timestamp was changed by Attack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6T18:35:29.67</meta:creation-date>
    <meta:document-statistic meta:table-count="0" meta:image-count="0" meta:object-count="0" meta:page-count="1" meta:paragraph-count="2" meta:word-count="11" meta:character-count="78"/>
    <dc:date>2021-01-26T18:35:55.50</dc:date>
    <meta:editing-duration>PT28S</meta:editing-duration>
    <meta:editing-cycles>1</meta:editing-cycles>
    <meta:generator>OpenOffice/4.1.8$Win32 OpenOffice.org_project/418m3$Build-9803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4300a800dd004c0050005d004800b00093006f0074001400b700540059005b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N/G7HZvACY8j5qyGVxzJr+kok+A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qnq8yfJOHYLyxxHq4dFgmjG3oxE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bilDrtwPkuzzNwPgwiV+Ud/OPe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zUM8VaqX9vqWAor/LMeFseydB0o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km9gPkVUtI+DQ/lCirR+haJlFDI=</DigestValue>
      </Reference>
      <Reference URI="#ID_004000d1009f00aa009800c5004e0027008300cf0081004c000d008400c5000d">
        <DigestMethod Algorithm="http://www.w3.org/2000/09/xmldsig#sha1"/>
        <DigestValue>D/H7Edp0E/GgQh2SpfeGA54/wao=</DigestValue>
      </Reference>
    </SignedInfo>
    <SignatureValue>A9QfPxTNDr2nA0W67fFo9oM++hNWR/ieixwGjASEx8WQfcenwXwcJZDcyhyjPD38
d39GIk6AXY7xWSf7rq0eYkkz15bgtFVJg7500yDyJB3CwaJZotE2L458MEdFc9WX
HAVMABtLxBs/v6d8Sh9IF2zWD8trX0dcC4CovPVkPya/SPfIvA2lXK1bvM3eHFUR
C7Z15U1AMyXZEMtDGqw8t5I46okGePap9fgkTTp2dIR8u6vAhIAESTr/kWu4YLUO
qt6eOD38FjmioruQesJ8pZdjtcHS5TEECXoyxX11FZIT8XjItpekoU9FUIFM1vxM
VDmbKoNHGD0T6LF9xYebKg==</SignatureValue>
    <KeyInfo>
      <X509Data>
        <X509IssuerSerial>
          <X509IssuerName>CN=WISeKey CertifyID Personal GB CA 4, O=WISeKey, C=CH</X509IssuerName>
          <X509SerialNumber>507518700802045552005776449165054938161464526730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4000d1009f00aa009800c5004e0027008300cf0081004c000d008400c5000d" Target="#ID_004300a800dd004c0050005d004800b00093006f0074001400b700540059005b">
          <dc:date xmlns:dc="http://purl.org/dc/elements/1.1/">2022-02-10T17:42:36,20</dc:date>
        </SignatureProperty>
      </SignatureProperties>
    </Object>
    <Object>
      <SignatureProperties>
        <SignatureProperty Id="ID_004000d1009f00aa009800c5004e0027008300cf0081004c000d008400c5000d2" Target="#ID_004300a800dd004c0050005d004800b00093006f0074001400b700540059005b">
          <dc:date xmlns:dc="http://purl.org/dc/elements/1.1/">6666-66-66T00:00:00,00</dc:date>
        </SignatureProperty>
      </SignatureProperties>
    </Object>
  </Signature>
</document-signatures>
</file>